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 style:list-style-name="L2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2cm" svg:y="7.3cm" presentation:class="title" presentation:user-transformed="true">
          <draw:text-box>
            <text:p>WEB基础知识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1.2cm" presentation:class="title" presentation:user-transformed="true">
          <draw:text-box>
            <text:p>术语</text:p>
          </draw:text-box>
        </draw:frame>
        <draw:frame presentation:style-name="pr4" draw:text-style-name="P1" draw:layer="layout" svg:width="25.199cm" svg:height="14.389cm" svg:x="1.4cm" svg:y="3.809cm" presentation:class="subtitle" presentation:user-transformed="true">
          <draw:text-box>
            <text:list text:style-name="L2">
              <text:list-item>
                <text:p text:style-name="P1">服务器</text:p>
              </text:list-item>
              <text:list-item>
                <text:p text:style-name="P1">客户端</text:p>
              </text:list-item>
              <text:list-item>
                <text:p text:style-name="P1">请求</text:p>
              </text:list-item>
              <text:list-item>
                <text:p text:style-name="P1">URI</text:p>
              </text:list-item>
              <text:list-item>
                <text:p text:style-name="P1">参数</text:p>
              </text:list-item>
              <text:list-item>
                <text:p text:style-name="P1">方法</text:p>
              </text:list-item>
              <text:list-item>
                <text:p text:style-name="P1">Bug</text:p>
              </text:list-item>
              <text:list-item>
                <text:p text:style-name="P1">设计缺陷</text:p>
              </text:list-item>
              <text:list-item>
                <text:p text:style-name="P1">服务规模</text:p>
              </text:list-item>
              <text:list-item>
                <text:p text:style-name="P1">服务类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给出的术语定义，尽量保持与业界认可的标准一致。</text:p>
              <text:p/>
            </draw:text-box>
          </draw:frame>
        </presentation:notes>
      </draw:page>
      <draw:page draw:name="page3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术语定义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1">服务器</text:span></text:p>
              </text:list-item>
            </text:list>
            <text:p>监听HTTP连接的计算机系统。这种系统上通常运行着服务器软件（如Apache、Nginx、Tomcat或微软IIS）来处理这些连接。</text:p>
            <text:list text:continue-numbering="true" text:style-name="L4">
              <text:list-item>
                <text:p><text:span text:style-name="T1">客户端</text:span></text:p>
              </text:list-item>
            </text:list>
            <text:p>建立到服务器的连接，请求数据的计算机或软件。客户端软件最常见的是网页浏览器。</text:p>
            <text:list text:continue-numbering="true" text:style-name="L4">
              <text:list-item>
                <text:p><text:span text:style-name="T1">请求</text:span></text:p>
              </text:list-item>
            </text:list>
            <text:p>请求封装了客户端想知道的内容。请求由几部分组成，全部定义如下：URL、参数以及头信息形式的元数据。</text:p>
            <text:list text:continue-numbering="true" text:style-name="L4">
              <text:list-item>
                <text:p><text:span text:style-name="T1">URI</text:span></text:p>
              </text:list-item>
            </text:list>
            <text:p>统一资源标识符（Uniform Resource Identifler)</text:p>
            <text:list text:continue-numbering="true" text:style-name="L4">
              <text:list-item>
                <text:p><text:span text:style-name="T1">参数</text:span></text:p>
              </text:list-item>
            </text:list>
            <text:p>参数是键-值对，键和取值之间以等号（=）连接<text:tab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术语定义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5">
              <text:list-item>
                <text:p>方法</text:p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HTTP 基础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>URL</text:p>
              </text:list-item>
              <text:list-item>
                <text:p>URN</text:p>
              </text:list-item>
              <text:list-item>
                <text:p>MIME</text:p>
              </text:list-item>
              <text:list-item>
                <text:p>状态码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Web应用结构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>常见组件</text:p>
              </text:list-item>
              <text:list-item>
                <text:p>单层Web应用</text:p>
              </text:list-item>
              <text:list-item>
                <text:p>双层Web应用</text:p>
              </text:list-item>
              <text:list-item>
                <text:p>三层Web应用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测试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5">
              <text:list-item>
                <text:p>黑盒测试</text:p>
              </text:list-item>
              <text:list-item>
                <text:p>白盒测试</text:p>
              </text:list-item>
              <text:list-item>
                <text:p>性能测试</text:p>
              </text:list-item>
              <text:list-item>
                <text:p>冒烟测试</text:p>
              </text:list-item>
              <text:list-item>
                <text:p>安全测试</text:p>
              </text:list-item>
              <text:list-item>
                <text:p>单元测试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GFW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Gi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5">
              <text:list-item>
                <text:p>Issue</text:p>
              </text:list-item>
              <text:list-item>
                <text:p>Issue 分支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3T23:12:19.072406020</meta:creation-date>
    <dc:date>2016-07-14T18:36:18.599836500</dc:date>
    <meta:editing-duration>PT26M38S</meta:editing-duration>
    <meta:editing-cycles>3</meta:editing-cycles>
    <meta:generator>LibreOffice/4.2.8.2$Linux_X86_64 LibreOffice_project/420m0$Build-2</meta:generator>
    <dc:creator>英烈</dc:creator>
    <meta:document-statistic meta:object-count="56"/>
  </office:meta>
</office:document-meta>
</file>